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Black or African American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American Indian and Alaska Native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Asian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Two or More Ra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spanic or Latino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9:36:13.964520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19:33:27.367356772</meta:creation-date>
    <dc:date>2020-08-05T19:35:50.067698468</dc:date>
    <meta:editing-duration>PT2M23S</meta:editing-duration>
    <meta:editing-cycles>1</meta:editing-cycles>
    <meta:generator>LibreOffice/6.4.4.2$Linux_X86_64 LibreOffice_project/40$Build-2</meta:generator>
    <meta:document-statistic meta:table-count="1" meta:cell-count="14" meta:object-count="0"/>
  </office:meta>
</office:document-meta>
</file>